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cce0"/>
    </style:style>
    <style:style style:name="P2" style:family="paragraph" style:parent-style-name="Standard">
      <style:text-properties officeooo:rsid="0008d26f" officeooo:paragraph-rsid="0008c8af"/>
    </style:style>
    <style:style style:name="P3" style:family="paragraph" style:parent-style-name="Standard">
      <style:text-properties officeooo:paragraph-rsid="0007cce0"/>
    </style:style>
    <style:style style:name="P4" style:family="paragraph" style:parent-style-name="Standard">
      <style:paragraph-properties fo:text-align="center" style:justify-single-word="false"/>
      <style:text-properties fo:font-size="29pt" officeooo:paragraph-rsid="0007cce0" style:font-size-asian="29pt" style:font-size-complex="29pt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officeooo:rsid="000a5f0d" officeooo:paragraph-rsid="000a5f0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officeooo:rsid="000c9dad" officeooo:paragraph-rsid="000c9da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style:text-underline-style="solid" style:text-underline-width="auto" style:text-underline-color="font-color" officeooo:rsid="000a5f0d" officeooo:paragraph-rsid="000a5f0d" style:font-size-asian="20pt" style:font-size-complex="20pt"/>
    </style:style>
    <style:style style:name="P8" style:family="paragraph" style:parent-style-name="Standard">
      <style:text-properties fo:font-size="20pt" style:text-underline-style="none" fo:font-weight="normal" officeooo:rsid="000a5f0d" officeooo:paragraph-rsid="000a5f0d" style:font-size-asian="20pt" style:font-weight-asian="normal" style:font-size-complex="20pt" style:font-weight-complex="normal"/>
    </style:style>
    <style:style style:name="P9" style:family="paragraph" style:parent-style-name="Standard">
      <style:text-properties fo:font-size="20pt" officeooo:rsid="000a5f0d" officeooo:paragraph-rsid="000a5f0d" style:font-size-asian="20pt" style:font-size-complex="20pt"/>
    </style:style>
    <style:style style:name="P10" style:family="paragraph" style:parent-style-name="Standard">
      <style:text-properties fo:font-size="20pt" officeooo:paragraph-rsid="0007cce0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officeooo:paragraph-rsid="0007cce0" style:font-size-asian="20pt" style:font-size-complex="20pt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paragraph-rsid="0007cce0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4pt" officeooo:rsid="00059c0e" officeooo:paragraph-rsid="000bcf89" style:font-size-asian="14pt" style:font-size-complex="14pt"/>
    </style:style>
    <style:style style:name="P14" style:family="paragraph" style:parent-style-name="Standard">
      <style:text-properties fo:font-size="14pt" officeooo:rsid="00076da8" officeooo:paragraph-rsid="00076da8" style:font-size-asian="14pt" style:font-size-complex="14pt"/>
    </style:style>
    <style:style style:name="P15" style:family="paragraph" style:parent-style-name="Standard">
      <style:text-properties fo:font-size="14pt" officeooo:rsid="00076da8" officeooo:paragraph-rsid="000bcf89" style:font-size-asian="14pt" style:font-size-complex="14pt"/>
    </style:style>
    <style:style style:name="P16" style:family="paragraph" style:parent-style-name="Standard">
      <style:text-properties fo:font-size="14pt" officeooo:rsid="0007cce0" officeooo:paragraph-rsid="0007cce0" style:font-size-asian="14pt" style:font-size-complex="14pt"/>
    </style:style>
    <style:style style:name="P17" style:family="paragraph" style:parent-style-name="Standard">
      <style:text-properties fo:font-size="14pt" officeooo:rsid="0008c8af" officeooo:paragraph-rsid="0008c8af" style:font-size-asian="14pt" style:font-size-complex="14pt"/>
    </style:style>
    <style:style style:name="P18" style:family="paragraph" style:parent-style-name="Standard">
      <style:text-properties fo:font-size="14pt" officeooo:rsid="0008c8af" officeooo:paragraph-rsid="0007cce0" style:font-size-asian="14pt" style:font-size-complex="14pt"/>
    </style:style>
    <style:style style:name="P19" style:family="paragraph" style:parent-style-name="Standard">
      <style:text-properties fo:font-size="14pt" officeooo:rsid="0009e20f" officeooo:paragraph-rsid="0009e20f" style:font-size-asian="14pt" style:font-size-complex="14pt"/>
    </style:style>
    <style:style style:name="P20" style:family="paragraph" style:parent-style-name="Standard">
      <style:text-properties fo:font-size="14pt" officeooo:rsid="000a5010" officeooo:paragraph-rsid="000a5010" style:font-size-asian="14pt" style:font-size-complex="14pt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0c9dad" officeooo:paragraph-rsid="000c9dad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none" fo:font-weight="normal" officeooo:rsid="000c9dad" officeooo:paragraph-rsid="000c9dad" style:font-size-asian="12.25pt" style:font-weight-asian="normal" style:font-size-complex="14pt" style:font-weight-complex="normal"/>
    </style:style>
    <style:style style:name="P23" style:family="paragraph" style:parent-style-name="Standard">
      <style:text-properties officeooo:rsid="00076da8" officeooo:paragraph-rsid="00076da8"/>
    </style:style>
    <style:style style:name="T1" style:family="text">
      <style:text-properties officeooo:rsid="000a5010"/>
    </style:style>
    <style:style style:name="T2" style:family="text">
      <style:text-properties officeooo:rsid="000a5f0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a5f0d" style:font-weight-asian="bold" style:font-weight-complex="bold"/>
    </style:style>
    <style:style style:name="T5" style:family="text">
      <style:text-properties officeooo:rsid="000ba748"/>
    </style:style>
    <style:style style:name="T6" style:family="text">
      <style:text-properties officeooo:rsid="000bcf89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officeooo:rsid="000c9d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tab/><text:span text:style-name="T4">Proyecto de Matemática Discreta 2</text:span></text:p>
      <text:p text:style-name="P1"/>
      <text:p text:style-name="P1"/>
      <text:p text:style-name="P5"/>
      <text:p text:style-name="P5"/>
      <text:p text:style-name="P5">Integrantes:</text:p>
      <text:p text:style-name="P8"/>
      <text:p text:style-name="P8">* Alan Bracco, DNI: 38986099</text:p>
      <text:p text:style-name="P8">* Mario Ferreyra, DNI: 38987687</text:p>
      <text:p text:style-name="P8"/>
      <text:p text:style-name="P9"/>
      <text:p text:style-name="P9"><text:tab/></text:p>
      <text:p text:style-name="P9"/>
      <text:p text:style-name="P9"><text:span text:style-name="T3">Tema:</text:span> Coloreo de grafos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11"><text:tab/><text:span text:style-name="T4">1 de Junio de 2015, Córdoba Argentina</text:span></text:p>
      <text:p text:style-name="P1"><text:soft-page-break/></text:p>
      <text:p text:style-name="P12"><text:span text:style-name="T2">Especificación</text:span><text:tab/></text:p>
      <text:p text:style-name="P1"/>
      <text:p text:style-name="P13"><text:span text:style-name="T2">La estructura con la cual trabajamos para poder representar el grafo fue una</text:span> llamada “GrafoPlus” en la que incluimos <text:span text:style-name="T6">los siguientes </text:span>campos:</text:p>
      <text:p text:style-name="P13">* <text:span text:style-name="T6">Uno en el que </text:span><text:s/>almacenamos la cantidad de <text:span text:style-name="T5">vértices</text:span>,</text:p>
      <text:p text:style-name="P13">* <text:span text:style-name="T6">Uno en el que almacenamos </text:span>la cantidad de lados,</text:p>
      <text:p text:style-name="P13">* <text:span text:style-name="T6">Uno en el que almacenamos </text:span>la cantidad de colores,</text:p>
      <text:p text:style-name="P13">* <text:span text:style-name="T6">Un arreglo en el que se guarda el orden de los vértices</text:span>,</text:p>
      <text:p text:style-name="P13">* <text:span text:style-name="T6">Un arreglo</text:span> guarda la estructura de <text:span text:style-name="T6">cada vértice.</text:span></text:p>
      <text:p text:style-name="P14"/>
      <text:p text:style-name="P15">A su vez, esta estructura de cada vértice incluye los <text:span text:style-name="T6">siguientes </text:span>campos:</text:p>
      <text:p text:style-name="P15">* <text:span text:style-name="T6">Su grado</text:span>,</text:p>
      <text:p text:style-name="P15">* <text:span text:style-name="T6">Su </text:span>color, </text:p>
      <text:p text:style-name="P15">* <text:span text:style-name="T6">Su Identificador o nombre original del vértice, </text:span>ya que en el programa se utilizan posiciones donde se almacenan los <text:span text:style-name="T5">vértices</text:span> y no los nombres originales de cada uno de ellos.</text:p>
      <text:p text:style-name="P15">* <text:span text:style-name="T6">U</text:span>n arreglo de vecinos <text:span text:style-name="T5">el cual contiene las posiciones donde se encuentran los vecinos de cada vértice, aquí se guardan las posiciones de los vértices vecinos.</text:span></text:p>
      <text:p text:style-name="P16"/>
      <text:p text:style-name="P16">El orden en el que se agregan los vértices a la estructura es el orden que hay en el grafo ingresado, a medida que se los ve, es decir, no existe ningún caso en el que se vea un vértice y no se analice. Si ya fue <text:span text:style-name="T5">leído</text:span> anteriormente, simplemente no se agrega.</text:p>
      <text:p text:style-name="P16"/>
      <text:p text:style-name="P16">Con la <text:span text:style-name="T5">posibilidad</text:span> de que los <text:span text:style-name="T5">vértices</text:span> pueden ser u32, <text:span text:style-name="T5">nos restringimos a trabajar solamente con valores van a poder estar entre UINT32_MIN (exactamente 0) y UINT32_MAX (exactamente 2^32 – 1).</text:span></text:p>
      <text:p text:style-name="P18"/>
      <text:p text:style-name="P17">El numero de iteraciones que va a realizar Greedy se <text:span text:style-name="T8">estableció</text:span> en 10 para que devuelva un resultado lo mas <text:span text:style-name="T8">rápido</text:span> posible.</text:p>
      <text:p text:style-name="P17"/>
      <text:p text:style-name="P19">Los porcentajes con los que se eli<text:span text:style-name="T1">ge</text:span>n los tipos de ordenamiento también <text:span text:style-name="T8">están</text:span> fijados.</text:p>
      <text:p text:style-name="P20">La probabilidad de hacer GrandeChico (%p) es 25%, al igual que la probabilidad de hacer ChicoGrande.</text:p>
      <text:p text:style-name="P20">La probabilidad de hacer Revierte (%r) es 44% y 6% (%a) hacer un OrdenAleatorio.</text:p>
      <text:p text:style-name="P2"/>
      <text:p text:style-name="P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oft-page-break/>Tarea de los integrantes</text:p>
      <text:p text:style-name="P6"/>
      <text:p text:style-name="P21">Alan Bracco:</text:p>
      <text:p text:style-name="P21"/>
      <text:p text:style-name="P22">* ImprimeGrafo,</text:p>
      <text:p text:style-name="P22">* CantidadDeColores,</text:p>
      <text:p text:style-name="P22">* Greedy,</text:p>
      <text:p text:style-name="P22">* DSATUR,</text:p>
      <text:p text:style-name="P22">* NumeroVerticesDeColor,</text:p>
      <text:p text:style-name="P22">* ImprimirColor,</text:p>
      <text:p text:style-name="P22"/>
      <text:p text:style-name="P22"/>
      <text:p text:style-name="P21">Mario Ferreyra</text:p>
      <text:p text:style-name="P21"/>
      <text:p text:style-name="P22">* LeerGrafo,</text:p>
      <text:p text:style-name="P22">* OrdenWhelshPowell,</text:p>
      <text:p text:style-name="P22">* GrandeChico,</text:p>
      <text:p text:style-name="P22">* ChicoGrande,</text:p>
      <text:p text:style-name="P22">* Revierte,</text:p>
      <text:p text:style-name="P22">* OrdenAleatorio</text:p>
      <text:p text:style-name="P22"/>
      <text:p text:style-name="P22"/>
      <text:p text:style-name="P22">Tanto estructura del grafo, como la de los vértices y las funciones NuevoGrafo, DestruirGraf fueron pensadas y echas por ambos integrantes.</text:p>
      <text:p text:style-name="P2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6:52:27.705107623</meta:creation-date>
    <dc:date>2015-06-01T00:30:10.258976914</dc:date>
    <meta:editing-duration>PT1H21M1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3" meta:paragraph-count="41" meta:word-count="380" meta:character-count="2222" meta:non-whitespace-character-count="1875"/>
  </office:meta>
</office:document-meta>
</file>